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/>
    <style:style style:name="P24" style:family="paragraph" style:parent-style-name="Standard" style:list-style-name="WW8Num2">
      <style:text-properties fo:font-weight="normal" style:font-weight-asian="normal" style:font-weight-complex="normal"/>
    </style:style>
    <style:style style:name="P25" style:family="paragraph" style:parent-style-name="Standard" style:list-style-name="WW8Num3"/>
    <style:style style:name="P26" style:family="paragraph" style:parent-style-name="Standard" style:list-style-name="WW8Num3">
      <style:text-properties officeooo:paragraph-rsid="000f9f4c"/>
    </style:style>
    <style:style style:name="P27" style:family="paragraph" style:parent-style-name="Standard" style:list-style-name="WW8Num3">
      <style:text-properties officeooo:paragraph-rsid="000ff816"/>
    </style:style>
    <style:style style:name="P28" style:family="paragraph" style:parent-style-name="Standard" style:list-style-name="WW8Num3">
      <style:text-properties officeooo:rsid="00131a31" officeooo:paragraph-rsid="00131a31"/>
    </style:style>
    <style:style style:name="P29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0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 officeooo:rsid="0017d47a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e585e"/>
    </style:style>
    <style:style style:name="T7" style:family="text">
      <style:text-properties officeooo:rsid="000f8b5a"/>
    </style:style>
    <style:style style:name="T8" style:family="text">
      <style:text-properties officeooo:rsid="000f9f4c"/>
    </style:style>
    <style:style style:name="T9" style:family="text">
      <style:text-properties officeooo:rsid="000ff816"/>
    </style:style>
    <style:style style:name="T10" style:family="text">
      <style:text-properties officeooo:rsid="0011438c"/>
    </style:style>
    <style:style style:name="T11" style:family="text">
      <style:text-properties officeooo:rsid="001318bc"/>
    </style:style>
    <style:style style:name="T12" style:family="text">
      <style:text-properties officeooo:rsid="00131a31"/>
    </style:style>
    <style:style style:name="T13" style:family="text">
      <style:text-properties officeooo:rsid="0017d47a"/>
    </style:style>
    <style:style style:name="T14" style:family="text">
      <style:text-properties officeooo:rsid="00182ae1"/>
    </style:style>
    <style:style style:name="T15" style:family="text">
      <style:text-properties officeooo:rsid="001a3000"/>
    </style:style>
    <style:style style:name="T16" style:family="text">
      <style:text-properties officeooo:rsid="001aa34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8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1" text:outline-level="1"/>
      <text:h text:style-name="P3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8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9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704470756653292230" text:style-name="WW8Num2">
        <text:list-item>
          <text:p text:style-name="P23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24">Сами элементы сообщений не должны содержать символов «\n» и «|».</text:p>
        </text:list-item>
        <text:list-item>
          <text:p text:style-name="P29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1">я</text:span><text:bookmark-end text:name="__RefHeading___Toc199_159447762"/></text:h>
      <text:list xml:id="list3012305818419488555" text:style-name="WW8Num3">
        <text:list-item>
          <text:p text:style-name="P2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5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6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27">Запрос идентификации устройства-<text:span text:style-name="T9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0">Специальный идентификатор "#hub".</text:span><text:line-break/><text:span text:style-name="T10">2. </text:span>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<text:span text:style-name="T10">3.</text:span> Человеко-читаемое название.</text:p>
        </text:list-item>
        <text:list-item>
          <text:p text:style-name="P28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25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5">Команда. Заголовок — <text:span text:style-name="T1">call</text:span>. Первый аргумент — <text:span text:style-name="T3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25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5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2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<text:soft-page-break/>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2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3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3">Форматы данных сенсоров</text:span></text:span></text:a><text:span text:style-name="Internet_20_link"><text:span text:style-name="T4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 В описании сенсора в "constraints" может присутствовать параметр <text:span text:style-name="T6">"fixed_size"</text:span>, в котором указывается количество <text:span text:style-name="T6">значений в пакете</text:span>. <text:span text:style-name="T6">При этом "количество элементов в пакете" = "количество значений" * "размерность". </text:span><text:s/><text:span text:style-name="T6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7">размерности значений</text:span>. При этом <text:span text:style-name="T6">"</text:span>количество значений<text:span text:style-name="T6">"</text:span> = <text:span text:style-name="T6">"</text:span>количество элементов<text:span text:style-name="T6">"</text:span> / <text:span text:style-name="T6">"размерность"</text:span>.</text:p>
            <text:p text:style-name="P10">Пример — передача координат (x,y,z)</text:p>
            <text:p text:style-name="P11"><text:soft-page-break/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14">Элементы управления устройством объединены в группы,</text:span> предназначен<text:span text:style-name="T14">н</text:span>ы<text:span text:style-name="T14">е</text:span> для группировки <text:span text:style-name="T14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4">элемента управления</text:span> уникальна в пределах интерфейса устройства и фактически может являться идентификатором <text:span text:style-name="T14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4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5">Если задан один параметр, но присутствует атрибут "force_button" со значением "1", или</text:span> <text:span text:style-name="T15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6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5">onValue</text:span> — значение, передаваемое, когда чекбокс включен (по умолчанию "1")</text:p>
            <text:p text:style-name="Table_20_Contents"><text:span text:style-name="T5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5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  <text:p text:style-name="Table_20_Contents"><text:span text:style-name="T5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8-22T16:05:48.840024956</dc:date>
    <meta:editing-cycles>140</meta:editing-cycles>
    <meta:editing-duration>P1DT10H52M25S</meta:editing-duration>
    <meta:generator>LibreOffice/4.4.7.2$Linux_x86 LibreOffice_project/40$Build-2</meta:generator>
    <meta:document-statistic meta:table-count="3" meta:image-count="5" meta:object-count="0" meta:page-count="14" meta:paragraph-count="148" meta:word-count="1896" meta:character-count="18743" meta:non-whitespace-character-count="16808"/>
  </office:meta>
</office:document-meta>
</file>